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EF000000D851F8367C.svm" manifest:media-type=""/>
  <manifest:file-entry manifest:full-path="Pictures/2000000100000204000001318FF63BAA.svm" manifest:media-type=""/>
  <manifest:file-entry manifest:full-path="Pictures/20000001000001F7000000D89EF8F9DD.svm" manifest:media-type=""/>
  <manifest:file-entry manifest:full-path="Pictures/20000001000000ED000000F2F2257F1D.svm" manifest:media-type=""/>
  <manifest:file-entry manifest:full-path="Pictures/20000001000003AF000000E534D20A41.svm" manifest:media-type=""/>
  <manifest:file-entry manifest:full-path="Pictures/200000010000023F000001358C0EADEA.svm" manifest:media-type=""/>
  <manifest:file-entry manifest:full-path="Pictures/20000001000001CD000000D8FBE8A3AE.svm" manifest:media-type=""/>
  <manifest:file-entry manifest:full-path="Pictures/10000000000000200000002000309F1C.png" manifest:media-type="image/png"/>
  <manifest:file-entry manifest:full-path="Pictures/20000001000002040000012D28B92299.svm" manifest:media-type=""/>
  <manifest:file-entry manifest:full-path="Pictures/2000000200000271000000E68E6571ED.eps" manifest:media-type=""/>
  <manifest:file-entry manifest:full-path="Pictures/2000000100000124000000D8A19DD694.svm" manifest:media-type=""/>
  <manifest:file-entry manifest:full-path="Pictures/20000001000001A7000000D8BB64E5F9.svm" manifest:media-type=""/>
  <manifest:file-entry manifest:full-path="Pictures/20000001000001B000000129C1E76D42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v_{t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{t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{bb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C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C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Z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g_m 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8.971cm" svg:height="3.301cm" svg:x="1.529cm" svg:y="0.687cm">
          <draw:image xlink:href="Pictures/2000000200000271000000E68E6571ED.eps" xlink:type="simple" xlink:show="embed" xlink:actuate="onLoad">
            <text:p/>
          </draw:image>
        </draw:frame>
        <draw:custom-shape draw:style-name="gr2" draw:text-style-name="P1" xml:id="id1" draw:id="id1" draw:layer="layout" svg:width="4.29cm" svg:height="1.625cm" svg:x="3.383cm" svg:y="1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8.231cm" svg:y1="3.11cm" svg:x2="7.673cm" svg:y2="2.702cm" draw:end-shape="id1" draw:end-glue-point="10" svg:d="m8231 3110c-42 0 237-408-558-408">
          <text:p/>
        </draw:connector>
        <draw:frame draw:style-name="gr4" draw:text-style-name="P1" draw:layer="layout" svg:width="0.506cm" svg:height="0.258cm" svg:x="1.225cm" svg:y="1.346cm">
          <draw:image xlink:href="Pictures/20000001000001A7000000D8BB64E5F9.svm" xlink:type="simple" xlink:show="embed" xlink:actuate="onLoad">
            <text:p/>
          </draw:image>
        </draw:frame>
        <draw:frame draw:style-name="gr5" draw:text-style-name="P1" draw:layer="layout" svg:width="0.618cm" svg:height="0.36cm" svg:x="2.506cm" svg:y="0.386cm">
          <draw:image xlink:href="Pictures/20000001000002040000012D28B92299.svm" xlink:type="simple" xlink:show="embed" xlink:actuate="onLoad">
            <text:p/>
          </draw:image>
        </draw:frame>
        <draw:frame draw:style-name="gr6" draw:text-style-name="P1" draw:layer="layout" svg:width="0.552cm" svg:height="0.258cm" svg:x="3.744cm" svg:y="0.488cm">
          <draw:image xlink:href="Pictures/20000001000001CD000000D8FBE8A3AE.svm" xlink:type="simple" xlink:show="embed" xlink:actuate="onLoad">
            <text:p/>
          </draw:image>
        </draw:frame>
        <draw:frame draw:style-name="gr7" draw:text-style-name="P1" draw:layer="layout" svg:width="0.593cm" svg:height="0.258cm" svg:x="3.986cm" svg:y="2.826cm">
          <draw:image xlink:href="Pictures/20000001000001EF000000D851F8367C.svm" xlink:type="simple" xlink:show="embed" xlink:actuate="onLoad">
            <text:p/>
          </draw:image>
        </draw:frame>
        <draw:frame draw:style-name="gr8" draw:text-style-name="P1" draw:layer="layout" svg:width="0.689cm" svg:height="0.37cm" svg:x="5.126cm" svg:y="2.714cm">
          <draw:image xlink:href="Pictures/200000010000023F000001358C0EADEA.svm" xlink:type="simple" xlink:show="embed" xlink:actuate="onLoad">
            <text:p/>
          </draw:image>
        </draw:frame>
        <draw:frame draw:style-name="gr9" draw:text-style-name="P1" draw:layer="layout" svg:width="0.618cm" svg:height="0.365cm" svg:x="6.234cm" svg:y="2.719cm">
          <draw:image xlink:href="Pictures/2000000100000204000001318FF63BAA.svm" xlink:type="simple" xlink:show="embed" xlink:actuate="onLoad">
            <text:p/>
          </draw:image>
        </draw:frame>
        <draw:frame draw:style-name="gr10" draw:text-style-name="P1" draw:layer="layout" svg:width="0.283cm" svg:height="0.289cm" svg:x="8.066cm" svg:y="3.11cm">
          <draw:image xlink:href="Pictures/20000001000000ED000000F2F2257F1D.svm" xlink:type="simple" xlink:show="embed" xlink:actuate="onLoad">
            <text:p/>
          </draw:image>
        </draw:frame>
        <draw:frame draw:style-name="gr11" draw:text-style-name="P1" draw:layer="layout" svg:width="0.602cm" svg:height="0.258cm" svg:x="6.004cm" svg:y="0.505cm">
          <draw:image xlink:href="Pictures/20000001000001F7000000D89EF8F9DD.svm" xlink:type="simple" xlink:show="embed" xlink:actuate="onLoad">
            <text:p/>
          </draw:image>
        </draw:frame>
        <draw:frame draw:style-name="gr12" draw:text-style-name="P1" draw:layer="layout" svg:width="1.13cm" svg:height="0.274cm" svg:x="8.02cm" svg:y="1.525cm">
          <draw:image xlink:href="Pictures/20000001000003AF000000E534D20A41.svm" xlink:type="simple" xlink:show="embed" xlink:actuate="onLoad">
            <text:p/>
          </draw:image>
        </draw:frame>
        <draw:frame draw:style-name="gr13" draw:text-style-name="P1" draw:layer="layout" svg:width="0.349cm" svg:height="0.258cm" svg:x="9.535cm" svg:y="0.495cm">
          <draw:image xlink:href="Pictures/2000000100000124000000D8A19DD694.svm" xlink:type="simple" xlink:show="embed" xlink:actuate="onLoad">
            <text:p/>
          </draw:image>
        </draw:frame>
        <draw:frame draw:style-name="gr14" draw:text-style-name="P1" draw:layer="layout" svg:width="0.517cm" svg:height="0.355cm" svg:x="10.354cm" svg:y="2.185cm">
          <draw:image xlink:href="Pictures/20000001000001B000000129C1E76D4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2-01T21:06:06</meta:creation-date>
    <meta:editing-duration>PT1H45M34S</meta:editing-duration>
    <meta:editing-cycles>21</meta:editing-cycles>
    <meta:generator>LibreOffice/3.3$Linux LibreOffice_project/330m19$Build-401</meta:generator>
    <dc:title>kkkFigures</dc:title>
    <meta:initial-creator>kkk </meta:initial-creator>
    <dc:date>2014-03-06T19:49:42</dc:date>
    <dc:creator>kkk </dc:creator>
    <meta:document-statistic meta:object-count="14"/>
    <meta:template xlink:type="simple" xlink:actuate="onRequest" xlink:title="kkkFigures" xlink:href="../../../../.libreoffice/3/user/template/kkkFigures.otg" meta:date="2014-02-01T21:06:06"/>
  </office:meta>
</office:document-meta>
</file>